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1a05f7" officeooo:paragraph-rsid="001a05f7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1cc583" officeooo:paragraph-rsid="001cc583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1d48f0" officeooo:paragraph-rsid="001d48f0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FreeSans" officeooo:rsid="00202b10" officeooo:paragraph-rsid="00202b10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FreeSans" officeooo:rsid="002173e2" officeooo:paragraph-rsid="002173e2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FreeSans" officeooo:rsid="00225ec7" officeooo:paragraph-rsid="00225ec7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FreeSans" officeooo:rsid="0023d7be" officeooo:paragraph-rsid="0023d7be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21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23334a" officeooo:paragraph-rsid="0023334a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tivistas do Software Livre encontram espaço para unir lazer e conhecimento no FISL</text:p>
      <text:p text:style-name="P1"/>
      <text:p text:style-name="P1"><text:s/></text:p>
      <text:p text:style-name="P19">Palestras sobre cerveja, música e humor fizeram parte do segundo dia do Fórum Internacional Software Livre (FISL15), que vai até sábado na PUCRS</text:p>
      <text:p text:style-name="P19"></text:p>
      <text:p text:style-name="P19"></text:p>
      <text:p text:style-name="P19">Trabalhar com tecnologia não quer dizer necessariamente lidar apenas com computadores. A 15ª edição do Fórum Internacional Software Livre (FISL15) contempla o conceito de trabalho colaborativo e isso está expresso nas mais variadas formas culturais. Algumas das palestras desta quinta-feira (08/05) mostraram como é possível programar e ainda assim encontrar espaço para o lazer.</text:p>
      <text:p text:style-name="P19"></text:p>
      <text:p text:style-name="P19">Os apaixonados por cerveja artesanal tiveram seu espaço. A intenção foi mostrar que é muito mais fácil do que se imagina criar uma cerveja artesanal usando a criatividade e trabalho colaborativo. O grupo começou a cerveja aberta chamada ModoContinuum há cerca de um ano e hoje conta com diversos colaboradores e a produção de mais de 40 litros de cerveja.</text:p>
      <text:p text:style-name="P19"></text:p>
      <text:p text:style-name="P19">- Tudo iniciou quando compramos um kit de fazer cerveja com malte moído, uma garrafa e mais alguns itens. Isto ficou um tempo esquecido, mas um dia alguém falou em fazer cerveja e resolvemos tentar. Hoje fazemos a ModoContinuum de maneira artesanal, mas estamos desenvolvendo um sistema Open Source com o Arduíno que irá automatizar a fabricação da cerveja - esclareceu o desenvolvedor da cerveja ModoContinuum, Pedro Henrique Reis.</text:p>
      <text:p text:style-name="P19"></text:p>
      <text:p text:style-name="P19">A ideia do grupo é que o código seja aberto e qualquer pessoa possa utilizar, melhorar e elaborar seu próprio sistema de fabricação. A intenção é que com esta inovação, o usuário preencha os dados com a receita da bebida e os ingredientes: todo o resto seria feito automaticamente.</text:p>
      <text:p text:style-name="P19"></text:p>
      <text:p text:style-name="P19">Destaque no FISL, a palestra "Humor, Arte e Software com o Vida de Programador", com o webcartunista André Noel, falou sobre a rotina do site "Vida de Programador". O profissional, formado em Ciências da Computação, destacou que a ideia das publicações é amenizar problemas rotineiros de quem trabalha na área, com o compartilhamento de histórias cômicas e tristes.</text:p>
      <text:p text:style-name="P19"></text:p>
      <text:p text:style-name="P19">- O site foi uma forma de acabar com o estresse e eu descobri que acaba sendo uma solução também para os programadores em geral. Muita coisa que o programador quer falar, mas não tem onde falar, acaba saindo no site, e de uma forma bem humorada. Retrato um pouco o que a gente sofre e o que a gente vive trabalhando em nosso dia-a-dia - destacou André Noel.</text:p>
      <text:p text:style-name="P19"></text:p>
      <text:p text:style-name="P19">O site "Vida de Programador" tem mais de 30 mil acessos diários, além de ter quase 150 mil seguidores no Facebook. Outro destaque do FISL foi a palestra "Música Livre - Pessoas usando software livre para libertar música", mostrando que a cultura livre invadiu os amplificadores. </text:p>
      <text:p text:style-name="P2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1"><text:a xlink:type="simple" xlink:href="http://comunicacao.softwarelivre.org/fisl15"><text:span text:style-name="T2">http://comunicacao.softwarelivre.org/fisl15</text:span></text:a></text:p>
      <text:p text:style-name="P9"/>
      <text:p text:style-name="P8">Fotos em alta resolução da última edição do FISL:</text:p>
      <text:p text:style-name="P12"><text:a xlink:type="simple" xlink:href="https://www.flickr.com/photos/fisl14"><text:span text:style-name="T1">https://www.flickr.com/photos/fisl14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19</meta:editing-cycles>
    <meta:creation-date>2014-04-30T13:37:00</meta:creation-date>
    <dc:date>2014-05-09T15:25:47.437100317</dc:date>
    <meta:editing-duration>PT27M46S</meta:editing-duration>
    <meta:generator>LibreOffice/4.1.2.3$Linux_X86_64 LibreOffice_project/410m0$Build-3</meta:generator>
    <meta:document-statistic meta:table-count="0" meta:image-count="0" meta:object-count="0" meta:page-count="2" meta:paragraph-count="30" meta:word-count="579" meta:character-count="3668" meta:non-whitespace-character-count="308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